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1218095445401</text:p>
          </table:table-cell>
          <table:table-cell office:value-type="string" calcext:value-type="string">
            <text:p>2025-02-18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99304" calcext:value-type="float">
            <text:p>119.3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218095445401</text:p>
          </table:table-cell>
          <table:table-cell office:value-type="string" calcext:value-type="string">
            <text:p>2022-02-07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082" calcext:value-type="float">
            <text:p>103.70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218095445401</text:p>
          </table:table-cell>
          <table:table-cell office:value-type="string" calcext:value-type="string">
            <text:p>2021-02-26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5768" calcext:value-type="float">
            <text:p>103.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218095445401</text:p>
          </table:table-cell>
          <table:table-cell office:value-type="string" calcext:value-type="string">
            <text:p>2020-01-31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5736" calcext:value-type="float">
            <text:p>103.80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218095445401</text:p>
          </table:table-cell>
          <table:table-cell office:value-type="string" calcext:value-type="string">
            <text:p>2019-02-07 17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508" calcext:value-type="float">
            <text:p>101.6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218095445401</text:p>
          </table:table-cell>
          <table:table-cell office:value-type="string" calcext:value-type="string">
            <text:p>2018-01-11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38608" calcext:value-type="float">
            <text:p>101.63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218095445401</text:p>
          </table:table-cell>
          <table:table-cell office:value-type="string" calcext:value-type="string">
            <text:p>2017-01-19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75184" calcext:value-type="float">
            <text:p>101.67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218095445401</text:p>
          </table:table-cell>
          <table:table-cell office:value-type="string" calcext:value-type="string">
            <text:p>2016-01-14 16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92632" calcext:value-type="float">
            <text:p>102.59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218095445401</text:p>
          </table:table-cell>
          <table:table-cell office:value-type="string" calcext:value-type="string">
            <text:p>2015-02-24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33424" calcext:value-type="float">
            <text:p>102.83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218095445401</text:p>
          </table:table-cell>
          <table:table-cell office:value-type="string" calcext:value-type="string">
            <text:p>2014-03-05 19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21688" calcext:value-type="float">
            <text:p>103.42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218095445401</text:p>
          </table:table-cell>
          <table:table-cell office:value-type="string" calcext:value-type="string">
            <text:p>2013-02-20 14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8188" calcext:value-type="float">
            <text:p>106.48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218095445401</text:p>
          </table:table-cell>
          <table:table-cell office:value-type="string" calcext:value-type="string">
            <text:p>2012-01-10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71584" calcext:value-type="float">
            <text:p>110.97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218095445401</text:p>
          </table:table-cell>
          <table:table-cell office:value-type="string" calcext:value-type="string">
            <text:p>2010-12-09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18328" calcext:value-type="float">
            <text:p>107.01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218095445401</text:p>
          </table:table-cell>
          <table:table-cell office:value-type="string" calcext:value-type="string">
            <text:p>2009-12-16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37984" calcext:value-type="float">
            <text:p>108.83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218095445401</text:p>
          </table:table-cell>
          <table:table-cell office:value-type="string" calcext:value-type="string">
            <text:p>2009-02-20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31912" calcext:value-type="float">
            <text:p>96.83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218095445401</text:p>
          </table:table-cell>
          <table:table-cell office:value-type="string" calcext:value-type="string">
            <text:p>2008-02-07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7108" calcext:value-type="float">
            <text:p>96.27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218095445401</text:p>
          </table:table-cell>
          <table:table-cell office:value-type="string" calcext:value-type="string">
            <text:p>2007-01-25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4324" calcext:value-type="float">
            <text:p>109.74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218095445401</text:p>
          </table:table-cell>
          <table:table-cell office:value-type="string" calcext:value-type="string">
            <text:p>2006-01-27 16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71128" calcext:value-type="float">
            <text:p>110.37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218095445401</text:p>
          </table:table-cell>
          <table:table-cell office:value-type="string" calcext:value-type="string">
            <text:p>2005-02-23 15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7256" calcext:value-type="float">
            <text:p>92.8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218095445401</text:p>
          </table:table-cell>
          <table:table-cell office:value-type="string" calcext:value-type="string">
            <text:p>2003-01-16 14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21224" calcext:value-type="float">
            <text:p>81.42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218095445401</text:p>
          </table:table-cell>
          <table:table-cell office:value-type="string" calcext:value-type="string">
            <text:p>2002-01-24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0248" calcext:value-type="float">
            <text:p>84.28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218095445401</text:p>
          </table:table-cell>
          <table:table-cell office:value-type="string" calcext:value-type="string">
            <text:p>2001-02-2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1504" calcext:value-type="float">
            <text:p>79.8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218095445401</text:p>
          </table:table-cell>
          <table:table-cell office:value-type="string" calcext:value-type="string">
            <text:p>2000-03-01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844" calcext:value-type="float">
            <text:p>82.76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1" meta:object-count="0"/>
    <meta:user-defined meta:name="AppVersion">3.0</meta:user-defined>
  </office:meta>
</office:document-meta>
</file>